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152cm" draw:shadow-offset-y="0.152cm" draw:shadow-color="#c0c0c0"/>
    </style:style>
    <style:style style:name="gr2" style:family="graphic" style:parent-style-name="standard">
      <style:graphic-properties svg:stroke-width="0.025cm" draw:marker-start-width="0.237cm" draw:marker-end="Arrow" draw:marker-end-width="0.24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016cm" svg:x="5.318cm" svg:y="1.508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3.81cm" svg:height="1.016cm" svg:x="2.778cm" svg:y="3.286cm">
          <text:p text:style-name="P1">Site-Admin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3.81cm" svg:height="1.016cm" svg:x="7.858cm" svg:y="3.286cm">
          <text:p text:style-name="P1">User-Admin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81cm" svg:height="1.016cm" svg:x="8.686cm" svg:y="5.864cm">
          <text:p text:style-name="P1">US-Admin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3.81cm" svg:height="1.016cm" svg:x="13.131cm" svg:y="5.864cm">
          <text:p text:style-name="P1">UK-Admin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4.826cm" svg:height="1.016cm" svg:x="3.224cm" svg:y="5.864cm">
          <text:p text:style-name="P1">Romania-Admi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7.223cm" svg:y1="2.524cm" svg:x2="9.763cm" svg:y2="3.286cm" draw:end-shape="id1" draw:end-glue-point="0" svg:d="m7223 2524v0l2540 261v501">
          <text:p/>
        </draw:connector>
        <draw:connector draw:style-name="gr2" draw:text-style-name="P1" draw:layer="layout" draw:type="lines" svg:x1="7.223cm" svg:y1="2.524cm" svg:x2="4.683cm" svg:y2="3.286cm" draw:end-shape="id2" draw:end-glue-point="0" svg:d="m7223 2524v0l-2540 261v501">
          <text:p/>
        </draw:connector>
        <draw:connector draw:style-name="gr2" draw:text-style-name="P1" draw:layer="layout" draw:type="lines" svg:x1="9.763cm" svg:y1="4.302cm" svg:x2="5.637cm" svg:y2="5.864cm" draw:start-shape="id1" draw:start-glue-point="2" draw:end-shape="id3" draw:end-glue-point="0" svg:d="m9763 4302v653l-4126 408v501">
          <text:p/>
        </draw:connector>
        <draw:connector draw:style-name="gr2" draw:text-style-name="P1" draw:layer="layout" draw:type="lines" svg:x1="9.763cm" svg:y1="4.302cm" svg:x2="10.591cm" svg:y2="5.864cm" draw:start-shape="id1" draw:start-glue-point="2" draw:end-shape="id4" draw:end-glue-point="0" svg:d="m9763 4302v653l828 408v501">
          <text:p/>
        </draw:connector>
        <draw:connector draw:style-name="gr2" draw:text-style-name="P1" draw:layer="layout" draw:type="lines" svg:x1="9.763cm" svg:y1="4.302cm" svg:x2="15.036cm" svg:y2="5.864cm" draw:start-shape="id1" draw:start-glue-point="2" draw:end-shape="id5" draw:end-glue-point="0" svg:d="m9763 4302v653l5273 408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918" svg:d="m737 1131h394l-564-1131-567 1131h398l-398 787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rek Chen-Becker</meta:initial-creator>
    <meta:creation-date>2010-11-04T11:09:45</meta:creation-date>
    <dc:date>2010-11-04T11:22:25</dc:date>
    <dc:creator>Derek Chen-Becker</dc:creator>
    <meta:editing-duration>PT00H12M43S</meta:editing-duration>
    <meta:editing-cycles>3</meta:editing-cycles>
    <meta:generator>OpenOffice.org/3.2$Unix OpenOffice.org_project/320m12$Build-9483</meta:generator>
    <meta:document-statistic meta:object-count="11"/>
  </office:meta>
</office:document-meta>
</file>